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0.9pt"/>
    </style:style>
    <style:style style:name="co3" style:family="table-column">
      <style:table-column-properties fo:break-before="auto" style:column-width="187.06pt"/>
    </style:style>
    <style:style style:name="co4" style:family="table-column">
      <style:table-column-properties fo:break-before="auto" style:column-width="257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25.6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T2-OLinuXino-Lime2_Rev_L_IND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1, R42, R44, R52, R54, R58, R62, R64, R68, R71,</text:p>
            <text:p>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9, C119, C135, C136, C137, C149, C152, C193,</text:p>
            <text:p> C236, C237, C239, C240, C242, C243, C244, C247,</text:p>
            <text:p>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 C92, C93, C94, C95, C96, C97, C98, C99, C100,</text:p>
            <text:p> C106, C107, C121, C126, C129, C130, C131, C132,</text:p>
            <text:p> C133, C144, C148, C164, C178, C184, C189, C194,</text:p>
            <text:p>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 C163, C171, C183, C185, C186, 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118, C120, C122, C123, C124, C138, C143,</text:p>
            <text:p> C145, C147, C151, C165, C168, C175, C177, C181,</text:p>
            <text:p> C190, C191, C192, C195, C198, C202, C203, C204,</text:p>
            <text:p> C205, C206, C207, C208, C210, C212, C213, C220,</text:p>
            <text:p>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KSZ9031RNXIC-TR</text:p>
          </table:table-cell>
          <table:table-cell table:style-name="ce3" office:value-type="string" calcext:value-type="string">
            <text:p>KSZ9031RNX</text:p>
          </table:table-cell>
          <table:table-cell table:style-name="ce3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T41K256M16HA-125IT:E</text:p>
            <text:p>(DDR3L-1600_11-11-11)</text:p>
          </table:table-cell>
          <table:table-cell table:style-name="ce3" office:value-type="string" calcext:value-type="string">
            <text:p>H5TQ2G63BFR_</text:p>
            <text:p>MEM4G16D3EABG-125HYNIX</text:p>
          </table:table-cell>
          <table:table-cell table:style-name="ce3"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  <text:p>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/10%/X5R/C0603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22, R23, R29, R34, R36, 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9, 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 C83, C85, C87, 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NA(MTFC8GAKAJCN-4M IT</text:p>
            <text:p>(FBGA153)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JVSIQ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8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6-2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14:43:38.693730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4T14:47:54.098342296</dc:date>
    <meta:editing-duration>PT9H33M59S</meta:editing-duration>
    <meta:editing-cycles>52</meta:editing-cycles>
    <meta:document-statistic meta:table-count="1" meta:cell-count="452" meta:object-count="0"/>
  </office:meta>
</office:document-meta>
</file>